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">
      <style:paragraph-properties style:text-autospace="none"/>
      <style:text-properties style:use-window-font-color="true" style:font-name="Lucida Console" fo:font-size="9pt" style:font-name-asian="Lucida Console" style:font-size-asian="9pt" style:font-name-complex="Lucida Console" style:font-size-complex="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otnet ef dbcontext scaffold "Server=tcp:2002-training-claypool.database.windows.net,1433;Initial Catalog=Project0;Persist Security Info=False;User ID=tyler;Password=LampsD90;MultipleActiveResultSets=False;Encrypt=True;TrustServerCertificate=False;Connection Timeout=30;" Microsoft.EntitiyFrameworkCore.SqlServer --startup-project . --force --output-dir Entities</text:p>
      <text:p text:style-name="P1"/>
      <text:p text:style-name="P1"/>
      <text:p text:style-name="Standard"/>
      <text:p text:style-name="Standard">Make secrect config class internal</text:p>
      <text:p text:style-name="Standard">Make the string interal and cons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yler Claypool</meta:initial-creator>
    <meta:creation-date>2020-03-20T16:12:14.07</meta:creation-date>
    <meta:document-statistic meta:table-count="0" meta:image-count="0" meta:object-count="0" meta:page-count="1" meta:paragraph-count="3" meta:word-count="30" meta:character-count="429"/>
    <dc:date>2020-03-21T10:13:01.73</dc:date>
    <dc:creator>Tyler Claypool</dc:creator>
    <meta:editing-duration>PT10H43M45S</meta:editing-duration>
    <meta:editing-cycles>1</meta:editing-cycles>
    <meta:generator>OpenOffice/4.1.7$Win32 OpenOffice.org_project/417m1$Build-9800</meta:generator>
  </office:meta>
</office:document-meta>
</file>